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14279*"/>
    </style:style>
    <style:style style:name="表3.B" style:family="table-column">
      <style:table-column-properties style:column-width="13.296cm" style:rel-column-width="51256*"/>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3.704cm" style:rel-column-width="14279*"/>
    </style:style>
    <style:style style:name="表13.B" style:family="table-column">
      <style:table-column-properties style:column-width="13.296cm" style:rel-column-width="51256*"/>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5" style:family="table-row">
      <style:table-row-properties style:min-row-height="0.838cm"/>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2749*"/>
    </style:style>
    <style:style style:name="表5.B" style:family="table-column">
      <style:table-column-properties style:column-width="13.693cm" style:rel-column-width="52786*"/>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03cm" fo:margin-left="-0.03cm" table:align="left"/>
    </style:style>
    <style:style style:name="表6.A" style:family="table-column">
      <style:table-column-properties style:column-width="17.03cm"/>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2694*"/>
    </style:style>
    <style:style style:name="表7.B" style:family="table-column">
      <style:table-column-properties style:column-width="13.707cm" style:rel-column-width="5284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0763*"/>
    </style:style>
    <style:style style:name="表9.B" style:family="table-column">
      <style:table-column-properties style:column-width="14.208cm" style:rel-column-width="54772*"/>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1899*"/>
    </style:style>
    <style:style style:name="表11.B" style:family="table-column">
      <style:table-column-properties style:column-width="13.914cm" style:rel-column-width="53636*"/>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Standard">
      <style:text-properties officeooo:rsid="0014b545" officeooo:paragraph-rsid="002e73db"/>
    </style:style>
    <style:style style:name="P4" style:family="paragraph" style:parent-style-name="Table_20_Contents">
      <style:text-properties officeooo:paragraph-rsid="0016bef1"/>
    </style:style>
    <style:style style:name="P5" style:family="paragraph" style:parent-style-name="Table_20_Contents">
      <style:text-properties officeooo:paragraph-rsid="001e12b0"/>
    </style:style>
    <style:style style:name="P6" style:family="paragraph" style:parent-style-name="Table_20_Contents">
      <style:text-properties officeooo:paragraph-rsid="00220381"/>
    </style:style>
    <style:style style:name="P7" style:family="paragraph" style:parent-style-name="Table_20_Contents">
      <style:text-properties officeooo:paragraph-rsid="002345e5"/>
    </style:style>
    <style:style style:name="P8" style:family="paragraph" style:parent-style-name="Table_20_Contents">
      <style:text-properties officeooo:paragraph-rsid="0024258a"/>
    </style:style>
    <style:style style:name="P9" style:family="paragraph" style:parent-style-name="Table_20_Contents">
      <style:text-properties officeooo:paragraph-rsid="00279b94"/>
    </style:style>
    <style:style style:name="P10" style:family="paragraph" style:parent-style-name="Table_20_Contents">
      <style:paragraph-properties fo:text-align="start" style:justify-single-word="false"/>
    </style:style>
    <style:style style:name="P11" style:family="paragraph" style:parent-style-name="Table_20_Contents">
      <style:text-properties officeooo:paragraph-rsid="002d4818"/>
    </style:style>
    <style:style style:name="P12" style:family="paragraph" style:parent-style-name="Standard">
      <style:text-properties officeooo:paragraph-rsid="002e73db"/>
    </style:style>
    <style:style style:name="P13" style:family="paragraph" style:parent-style-name="Table_20_Contents">
      <style:text-properties officeooo:paragraph-rsid="002e73db"/>
    </style:style>
    <style:style style:name="P14" style:family="paragraph" style:parent-style-name="Table_20_Contents">
      <style:text-properties officeooo:paragraph-rsid="003037a7"/>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1524518667824">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1524518670816">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1524518661296">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1524518666464">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1524518658576">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1524518655040">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1524518664832">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1524518653952">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1524518656400">
          <table:table-cell table:style-name="表3.A2" office:value-type="string">
            <text:p text:style-name="Table_20_Contents">事前条件</text:p>
          </table:table-cell>
          <table:table-cell table:style-name="表3.B2" office:value-type="string">
            <text:p text:style-name="P4">管理者側の宿情報管理ページにアクセスできる</text:p>
          </table:table-cell>
        </table:table-row>
        <table:table-row table:style-name="TableLine1524518664560">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1524518662928">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ext:p text:style-name="P3"/>
      <table:table table:name="表13" table:style-name="表13">
        <table:table-column table:style-name="表13.A"/>
        <table:table-column table:style-name="表13.B"/>
        <table:table-row table:style-name="TableLine1524518669728">
          <table:table-cell table:style-name="表13.A1" office:value-type="string">
            <text:p text:style-name="P13">ユースケース名</text:p>
          </table:table-cell>
          <table:table-cell table:style-name="表13.B1" office:value-type="string">
            <text:p text:style-name="P13">宿のプラン情報を管理する</text:p>
          </table:table-cell>
        </table:table-row>
        <table:table-row table:style-name="TableLine1524518661840">
          <table:table-cell table:style-name="表13.A2" office:value-type="string">
            <text:p text:style-name="P13">概要</text:p>
          </table:table-cell>
          <table:table-cell table:style-name="表13.B2" office:value-type="string">
            <text:p text:style-name="P13">宿のプラン情報を管理する</text:p>
          </table:table-cell>
        </table:table-row>
        <table:table-row table:style-name="TableLine1524518659936">
          <table:table-cell table:style-name="表13.A2" office:value-type="string">
            <text:p text:style-name="P13">アクター</text:p>
          </table:table-cell>
          <table:table-cell table:style-name="表13.B2" office:value-type="string">
            <text:p text:style-name="P13">管理者</text:p>
          </table:table-cell>
        </table:table-row>
        <table:table-row table:style-name="TableLine1524518667008">
          <table:table-cell table:style-name="表13.A2" office:value-type="string">
            <text:p text:style-name="P13">事前条件</text:p>
          </table:table-cell>
          <table:table-cell table:style-name="表13.B2" office:value-type="string">
            <text:p text:style-name="P13">管理者側の宿情報管理ページにアクセスできる</text:p>
          </table:table-cell>
        </table:table-row>
        <table:table-row table:style-name="表13.5">
          <table:table-cell table:style-name="表13.A2" office:value-type="string">
            <text:p text:style-name="P13">事後条件</text:p>
          </table:table-cell>
          <table:table-cell table:style-name="表13.B2" office:value-type="string">
            <text:p text:style-name="P13">宿プラン情報が管理される</text:p>
          </table:table-cell>
        </table:table-row>
      </table:table>
      <table:table table:name="表14" table:style-name="表14">
        <table:table-column table:style-name="表14.A"/>
        <table:table-row table:style-name="TableLine1524518670272">
          <table:table-cell table:style-name="表14.A1" office:value-type="string">
            <text:p text:style-name="P13">基本フロー</text:p>
            <text:p text:style-name="P13"/>
            <text:p text:style-name="P13">１．管理者側の宿情報管理を選択後宿情報を登録するとこのユースケースが開始される</text:p>
            <text:p text:style-name="P13">２．宿情報登録画面から宿プラン情報登録を押すと、登録画面へ移動する</text:p>
            <text:p text:style-name="P13">３．アクターは登録するプラン名、金額、人数、部屋数を入力し登録する</text:p>
            <text:p text:style-name="P13">４．宿プラン情報登録画面のプラン登録フォームの下部に登録した宿のプラン情報が表示される</text:p>
            <text:p text:style-name="P14">５．宿プラン情報登録画面の登録した宿プラン情報の右に削除ボタンがあり、ボタンを押すと登録した宿のプランが削除される。</text:p>
            <text:p text:style-name="P14">６．宿プラン情報登録画面のトップに戻るボタンを押すと宿情報管理画面に遷移する。</text:p>
            <text:p text:style-name="P13"/>
            <text:p text:style-name="P13">代替フロー</text:p>
            <text:p text:style-name="P13"/>
            <text:p text:style-name="P13">例外フロー</text:p>
            <text:p text:style-name="P13">宿情報が登録され、プラン情報が登録されなかった宿は会員側の宿検索で宿の情報は閲覧することが出来るが、予約することはできない。</text:p>
            <text:p text:style-name="P13"/>
            <text:p text:style-name="P13">備考</text:p>
            <text:p text:style-name="P13">なし</text:p>
          </table:table-cell>
        </table:table-row>
      </table:table>
      <text:p text:style-name="P12"/>
      <text:p text:style-name="P12"/>
      <table:table table:name="表5" table:style-name="表5">
        <table:table-column table:style-name="表5.A"/>
        <table:table-column table:style-name="表5.B"/>
        <table:table-row table:style-name="TableLine1524518663744">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1524518659664">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1524518660752">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1524518664016">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text:soft-page-break/>・管理者が管理者ページにアクセスできること</text:p>
          </table:table-cell>
        </table:table-row>
        <table:table-row table:style-name="TableLine1524518667552">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1524518669184">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5">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5">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11">アクターがログインID<text:span text:style-name="T3">(7桁)</text:span>、名前、電話番号、メールアドレス、生年月日、パスワードを未入力の場合</text:p>
            <text:p text:style-name="P5">　　　　　　　　　　　　　　　　↓</text:p>
            <text:p text:style-name="Table_20_Contents">システムは必須項目が空欄であることを示し、会員登録画面を再表示する</text:p>
            <text:p text:style-name="Table_20_Contents"/>
            <text:p text:style-name="Table_20_Contents">備考</text:p>
            <text:p text:style-name="Table_20_Contents">なし</text:p>
          </table:table-cell>
        </table:table-row>
      </table:table>
      <text:p text:style-name="P2"/>
      <text:p text:style-name="P2"/>
      <text:p text:style-name="P2"/>
      <table:table table:name="表7" table:style-name="表7">
        <table:table-column table:style-name="表7.A"/>
        <table:table-column table:style-name="表7.B"/>
        <table:table-row table:style-name="TableLine1524518672448">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1524518674624">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1524518672176">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1524518686864">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1524518680064">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1524518674080">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text:soft-page-break/>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1524518684416">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1524518681152">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1524518681696">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1524518679792">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able:table-row table:style-name="TableLine1524518683600">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able:table-row table:style-name="TableLine1524518681424">
          <table:table-cell table:style-name="表10.A1" office:value-type="string">
            <text:p text:style-name="Table_20_Contents">基本フロー</text:p>
            <text:p text:style-name="Table_20_Contents"/>
            <text:p text:style-name="Table_20_Contents">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text:soft-page-break/></text:p>
            <text:p text:style-name="Table_20_Contents">代替フロー</text:p>
            <text:p text:style-name="Table_20_Contents">なし</text:p>
            <text:p text:style-name="Table_20_Contents"/>
            <text:p text:style-name="Table_20_Contents">例外フロー</text:p>
            <text:p text:style-name="P7">利用者側（退会）：以下の理由の時</text:p>
            <text:p text:style-name="P6">・利用者情報が登録されていないこと</text:p>
            <text:p text:style-name="P6">・氏名、ログインID、パスワードが未入力かつ間違っている</text:p>
            <text:p text:style-name="P6">・削除の同意チェック欄にチェックしていない</text:p>
            <text:p text:style-name="P10">　　　　　　　　　↓</text:p>
            <text:p text:style-name="Table_20_Contents">削除できない旨を伝えるアラートを表示する</text:p>
            <text:p text:style-name="Table_20_Contents"/>
            <text:p text:style-name="P7">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1524518671360">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1524518676800">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1524518671632">
          <table:table-cell table:style-name="表11.A2" office:value-type="string">
            <text:p text:style-name="Table_20_Contents">アクター</text:p>
          </table:table-cell>
          <table:table-cell table:style-name="表11.B2" office:value-type="string">
            <text:p text:style-name="Table_20_Contents">利用者側、管理者側</text:p>
          </table:table-cell>
        </table:table-row>
        <table:table-row table:style-name="TableLine1524518672992">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1524518674352">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1524518675440">
          <table:table-cell table:style-name="表12.A1" office:value-type="string">
            <text:p text:style-name="Table_20_Contents">基本フロー</text:p>
            <text:p text:style-name="Table_20_Contents"/>
            <text:p text:style-name="Table_20_Contents">１．会員登録していない場合・・会員登録をしログインする</text:p>
            <text:p text:style-name="Table_20_Contents">　　会員登録している場合・・ログインする</text:p>
            <text:p text:style-name="P8">２．トップページに用意された検索フォームからに検索条件を追加し検索を行う。</text:p>
            <text:p text:style-name="Table_20_Contents">３．検索結果に該当する宿が表示される</text:p>
            <text:p text:style-name="Table_20_Contents">４．表示結果から宿泊する宿やホテルを選択する</text:p>
            <text:p text:style-name="Table_20_Contents">５．選択した宿の詳細が表示され、「ご予約はこちらから」を押す</text:p>
            <text:p text:style-name="Table_20_Contents">６．プラン、金額を選択して、次へを押す。</text:p>
            <text:p text:style-name="Table_20_Contents">７．予約人数と宿のチェックインとチェックアウト日が聞かれ、日付を入力する</text:p>
            <text:p text:style-name="P9">８．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検索結果に当てはまる宿がない場合結果が見つかりませんというテキストと検索ボックス、ボタンを<text:soft-page-break/>表示する。</text:p>
            <text:p text:style-name="Table_20_Contents"/>
            <text:p text:style-name="Table_20_Contents">備考</text:p>
            <text:p text:style-name="Table_20_Contents">検索は宿の名前またはキーワードを入力する</text:p>
          </table:table-cell>
        </table:table-row>
        <table:table-row table:style-name="TableLine1524518675440">
          <table:table-cell table:style-name="表12.A2" office:value-type="string">
            <text:p text:style-name="Table_20_Contents"/>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20T11:52:55.569000000</dc:date>
    <meta:editing-duration>PT31M57S</meta:editing-duration>
    <meta:editing-cycles>7</meta:editing-cycles>
    <meta:generator>LibreOffice/7.2.5.2$Windows_X86_64 LibreOffice_project/499f9727c189e6ef3471021d6132d4c694f357e5</meta:generator>
    <meta:document-statistic meta:table-count="14" meta:image-count="0" meta:object-count="0" meta:page-count="6" meta:paragraph-count="187" meta:word-count="2612" meta:character-count="2656" meta:non-whitespace-character-count="2629"/>
  </office:meta>
</office:document-meta>
</file>